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c2e4" officeooo:paragraph-rsid="000ec2e4"/>
    </style:style>
    <style:style style:name="P2" style:family="paragraph" style:parent-style-name="Standard">
      <style:text-properties officeooo:rsid="000ec2e4" officeooo:paragraph-rsid="000ec2e4"/>
    </style:style>
    <style:style style:name="P3" style:family="paragraph" style:parent-style-name="Standard">
      <style:text-properties officeooo:rsid="0012e1d2" officeooo:paragraph-rsid="0012e1d2"/>
    </style:style>
    <style:style style:name="T1" style:family="text">
      <style:text-properties officeooo:rsid="0012f2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cryptographic money is a decentralized online cash that </text:p>
      <text:p text:style-name="P1"/>
      <text:p text:style-name="P1">was created as a substitute way to move cash </text:p>
      <text:p text:style-name="P1"/>
      <text:p text:style-name="P1">in a phenomenal manner. Existing monetary frameworks require </text:p>
      <text:p text:style-name="P1"/>
      <text:p text:style-name="P1">an incorporated confided in monetary organization to safely measure </text:p>
      <text:p text:style-name="P1"/>
      <text:p text:style-name="P1">exchanges between two gatherings. This establishment charges </text:p>
      <text:p text:style-name="P1"/>
      <text:p text:style-name="P1">exorbitant assistance expenses that are unavoidable for banking clients. </text:p>
      <text:p text:style-name="P1"/>
      <text:p text:style-name="P1">Notwithstanding such expense troubles, postponed preparing time and </text:p>
      <text:p text:style-name="P1"/>
      <text:p text:style-name="P1">security issues have influenced the cutting edge monetary industry. </text:p>
      <text:p text:style-name="P1"/>
      <text:p text:style-name="P1">Certain exchanges, for example, reserves move, may require days or </text:p>
      <text:p text:style-name="P1"/>
      <text:p text:style-name="P1">weeks to be cleared, causing issues in instances of desperation. The </text:p>
      <text:p text:style-name="P1"/>
      <text:p text:style-name="P1">cutting edge monetary framework is likewise tormented with security and </text:p>
      <text:p text:style-name="P1"/>
      <text:p text:style-name="P1">protection weaknesses. Monetary establishments utilize the most </text:p>
      <text:p text:style-name="P1"/>
      <text:p text:style-name="P1">progressed security strategies to ensure clients. Notwithstanding, </text:p>
      <text:p text:style-name="P1"/>
      <text:p text:style-name="P1">the touchy data of the client is constantly presented to </text:p>
      <text:p text:style-name="P1"/>
      <text:p text:style-name="P1">the monetary foundations making it defenseless against data </text:p>
      <text:p text:style-name="P1"/>
      <text:p text:style-name="P1">spillage. To moderate these security concerns, protection hazards, and </text:p>
      <text:p text:style-name="P1"/>
      <text:p text:style-name="P1">burdens, new cryptogra-phic conventions have been de- </text:p>
      <text:p text:style-name="P1"/>
      <text:p text:style-name="P1">veloped to permit secure and advantageous resource move, without </text:p>
      <text:p text:style-name="P1"/>
      <text:p text:style-name="P1">including a brought together third-party.Hasanova et al. (2019) communicated worry about blockchain's network protection, wherein a </text:p>
      <text:p text:style-name="P1"/>
      <text:p text:style-name="P1">coded interruption or framework weakness could comprise an awful outcome on the secu- </text:p>
      <text:p text:style-name="P1"/>
      <text:p text:style-name="P1">rity of the framework. In spite of the fact that Bitcoin blockchain framework today has not been tested by </text:p>
      <text:p text:style-name="P1"/>
      <text:p text:style-name="P1">any significant framework weakness, the new digital assault known as WannaCry (or Wanna- </text:p>
      <text:p text:style-name="P1"/>
      <text:p text:style-name="P1">Tomb) 1 has alarmed the world on the dependability of monetary innovation. Indeed, Volety et al. </text:p>
      <text:p text:style-name="P1"/>
      <text:p text:style-name="P1">(2019) have shown the chance of breaking Bitcoin wallets (to be specific the Multibit </text:p>
      <text:p text:style-name="P1"/>
      <text:p text:style-name="P1">HD and the Electrum) with all Bitcoin contained inside. The public blockchain is shared </text:p>
      <text:p text:style-name="P1"><text:soft-page-break/></text:p>
      <text:p text:style-name="P1">with all clients, subsequently it is vulnerable to assaults because of simple access (Hasanova et al. 2019). </text:p>
      <text:p text:style-name="P1"/>
      <text:p text:style-name="P1">The Bitcoin network has been exposed to various "stress tests" that were basically dis- </text:p>
      <text:p text:style-name="P1"/>
      <text:p text:style-name="P1">tributed forswearing of-administration (DDoS) assaults (Zaghloul et al<text:span text:style-name="T1">)</text:span>, with the mean to demonstrate a </text:p>
      <text:p text:style-name="P1"/>
      <text:p text:style-name="P1">point about the inability of Bitcoin's organization in dealing with high burden exchange rates. </text:p>
      <text:p text:style-name="P1"/>
      <text:p text:style-name="P1">Concerning the issues of safety and trust of the Bitcoin blockchain network, this investigation </text:p>
      <text:p text:style-name="P1"/>
      <text:p text:style-name="P1">means to look at Bitcoin clients' insight towards the dependability of Bitcoin as the virtual </text:p>
      <text:p text:style-name="P1"/>
      <text:p text:style-name="P1">media of exchange. All the more explicitly, how Bitcoin clients see Bitcoin as far as </text:p>
      <text:p text:style-name="P1"/>
      <text:p text:style-name="P1">security and trust were surveyed, which could at last prompt the conversation on support </text:p>
      <text:p text:style-name="P1"/>
      <text:p text:style-name="P1">capacity of cryptographic money in monetary business sectors. </text:p>
      <text:p text:style-name="P1"/>
      <text:p text:style-name="P1">Despite the instability of the digital currency markets there </text:p>
      <text:p text:style-name="P1"/>
      <text:p text:style-name="P1">has been a shortage of exploration evaluating clients' discernments toward the security and trust of </text:p>
      <text:p text:style-name="P1"/>
      <text:p text:style-name="P1">Bitcoin exchanges. In any case, <text:span text:style-name="T1">WE </text:span>have </text:p>
      <text:p text:style-name="P1"/>
      <text:p text:style-name="P1">featured their interests about the security dangers that could impact public trust on </text:p>
      <text:p text:style-name="P1"/>
      <text:p text:style-name="P1">Bitcoin, bringing about low pace of Bitcoin use. Alshamsi and Andras were among </text:p>
      <text:p text:style-name="P1"/>
      <text:p text:style-name="P1">the couple of researchers looking at client view of Bitcoin ease of use and security across nov- </text:p>
      <text:p text:style-name="P1"/>
      <text:p text:style-name="P1">ice clients. Their investigation uncovered that convenience of Bitcoin is generally lower than the other </text:p>
      <text:p text:style-name="P1"/>
      <text:p text:style-name="P1">e-installment media, and that could be because of deficient unofficial law and Bitcoin </text:p>
      <text:p text:style-name="P1"/>
      <text:p text:style-name="P1">application principles. </text:p>
      <text:p text:style-name="P1"/>
      <text:p text:style-name="P1">As of August 1, 2020, the worldwide market capitalisation of Bitcoin hit USD 213 billion, </text:p>
      <text:p text:style-name="P1"/>
      <text:p text:style-name="P1">with the all out market capitalisation of cryptographic forms of money at USD 342 billion (CoinMarket- </text:p>
      <text:p text:style-name="P1"/>
      <text:p text:style-name="P1">Cap 2020). Corresponding with the commonness of Bitcoin, numerous examinations on Bitcoin have been </text:p>
      <text:p text:style-name="P1"/>
      <text:p text:style-name="P1">emerged. In any case, greater part of the past examinations will in general zero in on created markets </text:p>
      <text:p text:style-name="P1"/>
      <text:p text:style-name="P1"><text:soft-page-break/>what's more, were seldom directed in the developing business sectors, particularly showcases that have the poten- </text:p>
      <text:p text:style-name="P1"/>
      <text:p text:style-name="P1">tial in Fintech advancement. It might create the impression that the developing business sectors are yet acquainted </text:p>
      <text:p text:style-name="P1"/>
      <text:p text:style-name="P1">with the Bitcoin activities <text:s/>the public discernment towards the secu- </text:p>
      <text:p text:style-name="P1"/>
      <text:p text:style-name="P1">rity and trust of the Bitcoin is basic for the monetary regulators and strategy producers of the </text:p>
      <text:p text:style-name="P1"/>
      <text:p text:style-name="P1">nations. Besides, past examinations have less inclusion on the components that depict </text:p>
      <text:p text:style-name="P1"/>
      <text:p text:style-name="P1">client experience of Bitcoin as their virtual cash applications. </text:p>
      <text:p text:style-name="P1"/>
      <text:p text:style-name="P1">Blockchain and Bitcoin have given another vision and </text:p>
      <text:p text:style-name="P1"/>
      <text:p text:style-name="P1">upset in the field of Information Technology. It used to </text:p>
      <text:p text:style-name="P1"/>
      <text:p text:style-name="P1">be a hypothetical idea to abuse decentralized cash as </text:p>
      <text:p text:style-name="P1"/>
      <text:p text:style-name="P1">much as conceivable until it came in light of Satoshi </text:p>
      <text:p text:style-name="P1"/>
      <text:p text:style-name="P1">Nakamoto. Satoshi Nakamoto in 2008 proposed the idea </text:p>
      <text:p text:style-name="P1"/>
      <text:p text:style-name="P1">of Bitcoins and Blockchain innovation. This is a money </text:p>
      <text:p text:style-name="P1"/>
      <text:p text:style-name="P1">which is in advanced organization. This cash should be </text:p>
      <text:p text:style-name="P1"/>
      <text:p text:style-name="P1">engaged with numerous illicit exchanges. Likewise, a few specialists </text:p>
      <text:p text:style-name="P1"/>
      <text:p text:style-name="P1">checked it's anything but a money supporting unlawful demonstrations. There is </text:p>
      <text:p text:style-name="P1"/>
      <text:p text:style-name="P1">less data accessible about the purported organizer of </text:p>
      <text:p text:style-name="P1"/>
      <text:p text:style-name="P1">this computerized cash, Satoshi Nakamoto. He has been covered </text:p>
      <text:p text:style-name="P1"/>
      <text:p text:style-name="P1">under numerous questionable articles however the truth of the matter is that no strong </text:p>
      <text:p text:style-name="P1"/>
      <text:p text:style-name="P1">proof is accessible to confirmation their assertions. Satoshi </text:p>
      <text:p text:style-name="P1"/>
      <text:p text:style-name="P1">himself has guaranteed that he is not, at this point identified with Bitcoins.The idea of blockchain was presented by Satoshi Nakamoto in 2008. Blockchain is the center </text:p>
      <text:p text:style-name="P1"/>
      <text:p text:style-name="P1">procedure to help and accomplish Bitcoin. Generally talking, a blockchain is an affixed information structure that </text:p>
      <text:p text:style-name="P1"/>
      <text:p text:style-name="P1">joins information blocks in a successive way as far as time. It additionally can be seen as a sealed and </text:p>
      <text:p text:style-name="P1"/>
      <text:p text:style-name="P1">unforgeable disseminated record ensured by cryptography. Blockchain innovation is another application </text:p>
      <text:p text:style-name="P1"/>
      <text:p text:style-name="P1"><text:soft-page-break/>method of disseminated information stockpiling, highlight point transmission, agreement component and encryption. It </text:p>
      <text:p text:style-name="P1"/>
      <text:p text:style-name="P1">highlights decentralization, transparency, sealing, obscurity and discernibility. Blockchain has become </text:p>
      <text:p text:style-name="P1"/>
      <text:p text:style-name="P1">a mainstream research theme in numerous fields because of its benefits, like money, e-government, Internet </text:p>
      <text:p text:style-name="P1"/>
      <text:p text:style-name="P1">of things, public administrations, the administrative detectability of food and medication, and inventory network. It has been </text:p>
      <text:p text:style-name="P1"/>
      <text:p text:style-name="P1">viewed as a recent fad of mechanical changes and modern insurgencies later on, and advanced </text:p>
      <text:p text:style-name="P1"/>
      <text:p text:style-name="P1">around the world.Scope for include designing and extraction is colossal </text:p>
      <text:p text:style-name="P1"/>
      <text:p text:style-name="P1">because of the tremendous classifications of metadata related with </text:p>
      <text:p text:style-name="P1"/>
      <text:p text:style-name="P1">Blockchain ( AI or profound learning </text:p>
      <text:p text:style-name="P1"/>
      <text:p text:style-name="P1">has achieved outlook changes in demonstrating substances in </text:p>
      <text:p text:style-name="P1"/>
      <text:p text:style-name="P1">spaces, for example, picture acknowledgment, object confinement, or </text:p>
      <text:p text:style-name="P1"/>
      <text:p text:style-name="P1">sound or discourse handling. Nonetheless, as cryptographic forms of money </text:p>
      <text:p text:style-name="P1"/>
      <text:p text:style-name="P1">are as yet in their early stages, AI has </text:p>
      <text:p text:style-name="P1"/>
      <text:p text:style-name="P1">gained restricted headway. The issues looked in the application </text:p>
      <text:p text:style-name="P1"/>
      <text:p text:style-name="P1">of AI in recognizing criminal operations are </text:p>
      <text:p text:style-name="P1"/>
      <text:p text:style-name="P1">absence of benchmark, public datasets </text:p>
      <text:p text:style-name="P1"/>
      <text:p text:style-name="P1">full data of Blockchain, and absence of ground truth </text:p>
      <text:p text:style-name="P1"/>
      <text:p text:style-name="P1">data on the characters of Bitcoin clients. Aside from </text:p>
      <text:p text:style-name="P1"/>
      <text:p text:style-name="P1">these issues, digital currencies offer their clients pseudo- </text:p>
      <text:p text:style-name="P1"/>
      <text:p text:style-name="P1">secrecy by permitting clients to execute with one another </text:p>
      <text:p text:style-name="P1"/>
      <text:p text:style-name="P1">through hash address. These locations can be made and </text:p>
      <text:p text:style-name="P1"/>
      <text:p text:style-name="P1">disposed of many occasions, convoluting the errand of connecting </text:p>
      <text:p text:style-name="P1"/>
      <text:p text:style-name="P1">an exchange to a client. Existing examinations utilized deanonymizing </text:p>
      <text:p text:style-name="P1"/>
      <text:p text:style-name="P1">strategies <text:s/>to interface numerous hash addresses </text:p>
      <text:p text:style-name="P1"/>
      <text:p text:style-name="P1">to a solitary element. To lessen the computational intricacy </text:p>
      <text:p text:style-name="P1"/>
      <text:p text:style-name="P1"><text:soft-page-break/>of AI models, the objective of interest was </text:p>
      <text:p text:style-name="P1"/>
      <text:p text:style-name="P1">confined to restricted classes of illegal clients. Also, </text:p>
      <text:p text:style-name="P1"/>
      <text:p text:style-name="P1">the time stretch for which information was gathered from the </text:p>
      <text:p text:style-name="P1"/>
      <text:p text:style-name="P1">Blockchain for include designing was limited to more limited </text:p>
      <text:p text:style-name="P1"/>
      <text:p text:style-name="P1">ranges. The security of bitcoin information, which is the funda- </text:p>
      <text:p text:style-name="P1"/>
      <text:p text:style-name="P1">mental empowering element of bitcoin, is especially im- </text:p>
      <text:p text:style-name="P1"/>
      <text:p text:style-name="P1">portant alongside its future turn of events. Adver- </text:p>
      <text:p text:style-name="P1"/>
      <text:p text:style-name="P1">saries at present utilize blockchain's qualities to con- </text:p>
      <text:p text:style-name="P1"/>
      <text:p text:style-name="P1">conduit different assaults on bitcoin information. In the first place, the open- </text:p>
      <text:p text:style-name="P1"/>
      <text:p text:style-name="P1">ness of bitcoin information uncovered clients' protection. Enemies </text:p>
      <text:p text:style-name="P1"/>
      <text:p text:style-name="P1">can characterize the relationship among addresses through </text:p>
      <text:p text:style-name="P1"/>
      <text:p text:style-name="P1">exchanges <text:s/>. Second, foes start abnor- </text:p>
      <text:p text:style-name="P1"/>
      <text:p text:style-name="P1">mal or inaccurate admittance to bitcoin information by means of the bitcoin </text:p>
      <text:p text:style-name="P1"/>
      <text:p text:style-name="P1">network, which subverts the accessibility of bitcoin </text:p>
      <text:p text:style-name="P1"/>
      <text:p text:style-name="P1">information. A bitcoin address can be related with an </text:p>
      <text:p text:style-name="P1"/>
      <text:p text:style-name="P1">Web convention (IP) address; thusly, foes </text:p>
      <text:p text:style-name="P1"/>
      <text:p text:style-name="P1">can follow the correspondence among addresses, clients, </text:p>
      <text:p text:style-name="P1"/>
      <text:p text:style-name="P1">furthermore, genuine characters [ Third, bitcoin information will be </text:p>
      <text:p text:style-name="P1"/>
      <text:p text:style-name="P1">conflicting if a foe passes an assault on the </text:p>
      <text:p text:style-name="P1"/>
      <text:p text:style-name="P1">blockchain agreement system or disposes of affirmed </text:p>
      <text:p text:style-name="P1"/>
      <text:p text:style-name="P1">blocks from the blockchain to make bitcoin information incon- </text:p>
      <text:p text:style-name="P1"/>
      <text:p text:style-name="P1">sistent. Besides, bitcoin is helpless against self centered </text:p>
      <text:p text:style-name="P1"/>
      <text:p text:style-name="P1">mining assaults , which subvert the consistency </text:p>
      <text:p text:style-name="P1"/>
      <text:p text:style-name="P1">of bitcoin information. Notwithstanding these issues, numerous </text:p>
      <text:p text:style-name="P1"/>
      <text:p text:style-name="P1">other security dangers have been related with bitcoin </text:p>
      <text:p text:style-name="P1"/>
      <text:p text:style-name="P1">for example, mining pool assaults and digger assaults </text:p>
      <text:p text:style-name="P1"/>
      <text:p text:style-name="P1"><text:soft-page-break/>These dangers altogether influence the security of bitcoin </text:p>
      <text:p text:style-name="P1"/>
      <text:p text:style-name="P1">information, along these lines compromising the related blockchain appli- </text:p>
      <text:p text:style-name="P1"/>
      <text:p text:style-name="P1">cations.As the center innovation of cryptographic forms of money and different decentralized </text:p>
      <text:p text:style-name="P1"/>
      <text:p text:style-name="P1">applications, the blockchain has drawn in extensive consideration in both </text:p>
      <text:p text:style-name="P1"/>
      <text:p text:style-name="P1">the scholarly world and industry. It's anything but an appropriated information base or public exchange </text:p>
      <text:p text:style-name="P1"/>
      <text:p text:style-name="P1">record shared by all members. The security of blockchain depends on the </text:p>
      <text:p text:style-name="P1"/>
      <text:p text:style-name="P1">basic information encryption, time stepping, appropriated agreement, and </text:p>
      <text:p text:style-name="P1"/>
      <text:p text:style-name="P1">motivator component, as opposed to a Trusted Third Party (TTP) [1]. It can </text:p>
      <text:p text:style-name="P1"/>
      <text:p text:style-name="P1">take care of the issue of trust foundation between hubs in the decen- </text:p>
      <text:p text:style-name="P1"/>
      <text:p text:style-name="P1">tralized framework through veriﬁcation and agreement component, and </text:p>
      <text:p text:style-name="P1"/>
      <text:p text:style-name="P1">in this manner doubted clients can finish exchanges or information trade </text:p>
      <text:p text:style-name="P1"/>
      <text:p text:style-name="P1">without a confided in outsider. The rise of Ethereum empowers clients </text:p>
      <text:p text:style-name="P1"/>
      <text:p text:style-name="P1">to run shrewd agreements on the blockchain, consequently signiﬁcantly growing </text:p>
      <text:p text:style-name="P1"/>
      <text:p text:style-name="P1">the extent of blockchain applications. As of now, analysts have applied </text:p>
      <text:p text:style-name="P1"/>
      <text:p text:style-name="P1">blockchain in different frameworks, like the Internet of Things (IoT) <text:s/></text:p>
      <text:p text:style-name="P1"/>
      <text:p text:style-name="P1">Mist Computing, Vehicular Ad-Hoc Network (VANET) and </text:p>
      <text:p text:style-name="P1"/>
      <text:p text:style-name="P1">savvy city <text:s/>In outline, blockchain has shown a </text:p>
      <text:p text:style-name="P1"/>
      <text:p text:style-name="P1">promising possibility during the past years.Cryptocurrency is a decentralized shared (P2P) virtual cash trade framework dependent on </text:p>
      <text:p text:style-name="P1"/>
      <text:p text:style-name="P1">cryptographic standards .</text:p>
      <text:p text:style-name="P1"/>
      <text:p text:style-name="P3">ABSTRACT:</text:p>
      <text:p text:style-name="P3">Blockchain is an innovation that was proposed to </text:p>
      <text:p text:style-name="P3"/>
      <text:p text:style-name="P3">empower the decentralized advanced money, Bitcoin. Since its </text:p>
      <text:p text:style-name="P3"/>
      <text:p text:style-name="P3">initiation, blockchain has been broadly utilized in numerous different regions, </text:p>
      <text:p text:style-name="P3"/>
      <text:p text:style-name="P3">counting following sensor information and relieving its duplication in </text:p>
      <text:p text:style-name="P3"/>
      <text:p text:style-name="P3">IoT applications, the medical services industry, and e-casting a ballot. In this </text:p>
      <text:p text:style-name="P3"/>
      <text:p text:style-name="P3">paper, we give a complete audit and investigation of the </text:p>
      <text:p text:style-name="P3"><text:soft-page-break/></text:p>
      <text:p text:style-name="P3">significant security and protection issues of Bitcoin and blockchain, the </text:p>
      <text:p text:style-name="P3"/>
      <text:p text:style-name="P3">significant difficulties, and openings in using the innovation. </text:p>
      <text:p text:style-name="P3"/>
      <text:p text:style-name="P3">To begin with, we present a complete foundation of Bitcoin and the </text:p>
      <text:p text:style-name="P3"/>
      <text:p text:style-name="P3">starter on security. Second, the significant security dangers and </text:p>
      <text:p text:style-name="P3"/>
      <text:p text:style-name="P3">countermeasures of Bitcoin are explored. We examine the danger </text:p>
      <text:p text:style-name="P3"/>
      <text:p text:style-name="P3">of twofold spending assaults, assess the likelihood of accomplishment in </text:p>
      <text:p text:style-name="P3"/>
      <text:p text:style-name="P3">playing out the assaults, and determine the productivity for the at- </text:p>
      <text:p text:style-name="P3"/>
      <text:p text:style-name="P3">tacker to perform such assaults. Third, we investigate the basic </text:p>
      <text:p text:style-name="P3"/>
      <text:p text:style-name="P3">Bitcoin distributed organization security dangers and Bitcoin stockpiling </text:p>
      <text:p text:style-name="P3"/>
      <text:p text:style-name="P3">security. We look at three kinds of Bitcoin wallets as far as </text:p>
      <text:p text:style-name="P3"/>
      <text:p text:style-name="P3">security, sorts of administrations, and their compromises. At last, we examine </text:p>
      <text:p text:style-name="P3"/>
      <text:p text:style-name="P3">the security and protection highlights of elective digital forms of money </text:p>
      <text:p text:style-name="P3"/>
      <text:p text:style-name="P3">what's more, present an outline of arising innovations today. Our </text:p>
      <text:p text:style-name="P3"/>
      <text:p text:style-name="P3">results can help Bitcoin clients to decide a compromise between </text:p>
      <text:p text:style-name="P3"/>
      <text:p text:style-name="P3">the danger of twofold investing endeavors and the exchange energy </text:p>
      <text:p text:style-name="P3"/>
      <text:p text:style-name="P3">deferral or certainty prior to tolerating exchanges. These outcomes </text:p>
      <text:p text:style-name="P3"/>
      <text:p text:style-name="P3">can likewise help diggers to foster reasonable systems to get included </text:p>
      <text:p text:style-name="P3"/>
      <text:p text:style-name="P3">in the mining cycle and boost their benefits. </text:p>
      <text:p text:style-name="P3"/>
      <text:p text:style-name="P3">Of late, troublesome development in monetary administrations is driving the huge development of </text:p>
      <text:p text:style-name="P3"/>
      <text:p text:style-name="P3">cryptographic money, with Bitcoin being the most famous virtual cash of revenue among </text:p>
      <text:p text:style-name="P3"/>
      <text:p text:style-name="P3">financial backers. Despite the instability of the digital currencies, Bitcoin jelly a center </text:p>
      <text:p text:style-name="P3"/>
      <text:p text:style-name="P3">gathering of submitted clients. Regardless of worries over security dangers of computerized exchanges, </text:p>
      <text:p text:style-name="P3"/>
      <text:p text:style-name="P3">little is thought about Bitcoin clients' apparent security and trust in the Bitcoin framework. As </text:p>
      <text:p text:style-name="P3"/>
      <text:p text:style-name="P3">such, this paper means to analyze the fundamental security includes that lead to clients' per- </text:p>
      <text:p text:style-name="P3"/>
      <text:p text:style-name="P3">ceived security and trust, and the part of apparent security and trust in clarifying Bitcoin </text:p>
      <text:p text:style-name="P3"/>
      <text:p text:style-name="P3"><text:soft-page-break/>use. Primary condition displaying was utilized to dissect self-report polls from 109 </text:p>
      <text:p text:style-name="P3"/>
      <text:p text:style-name="P3">Bitcoin clients. Specialized assurances, exchange methodology and security explanations are the </text:p>
      <text:p text:style-name="P3"/>
      <text:p text:style-name="P3">determinants of saw security and trust towards Bitcoin. In any case, discoveries of the </text:p>
      <text:p text:style-name="P3"/>
      <text:p text:style-name="P3">significance execution map investigation (IPMA) showed that apparent security, seen </text:p>
      <text:p text:style-name="P3"/>
      <text:p text:style-name="P3">trust and specialized securities are the spaces of center for expanding Bitcoin use. This paper </text:p>
      <text:p text:style-name="P3"/>
      <text:p text:style-name="P3">offers a few productive ramifications which could at last prompt the conversation on support </text:p>
      <text:p text:style-name="P3"/>
      <text:p text:style-name="P3">capacity of cryptographic money in monetary markets.In the beginning of digital currencies the most talked </text:p>
      <text:p text:style-name="P3"/>
      <text:p text:style-name="P3">cash is Bitcoin. Bitcoin is broadly thrived advanced money </text:p>
      <text:p text:style-name="P3"/>
      <text:p text:style-name="P3">what's more, a trade exchanging ware carrying out shared </text:p>
      <text:p text:style-name="P3"/>
      <text:p text:style-name="P3">installment organization. No focal athourity exists in Bitcoin. The </text:p>
      <text:p text:style-name="P3"/>
      <text:p text:style-name="P3">clients in organization or pool of bitcoin need not to utilize genuine names, </text:p>
      <text:p text:style-name="P3"/>
      <text:p text:style-name="P3">Maybe they utilize pseudo names for overseeing and confirming </text:p>
      <text:p text:style-name="P3"/>
      <text:p text:style-name="P3">exchanges. Because of the utilization of pseudo names bitcoin is </text:p>
      <text:p text:style-name="P3"/>
      <text:p text:style-name="P3">captured to give namelessness. Be that as it may, the most </text:p>
      <text:p text:style-name="P3"/>
      <text:p text:style-name="P3">straightforward installment network is the thing that bitcoin is. Here all the </text:p>
      <text:p text:style-name="P3"/>
      <text:p text:style-name="P3">exchanges are freely open. To outfit completeness and put a </text:p>
      <text:p text:style-name="P3"/>
      <text:p text:style-name="P3">stop to twofold spending, Blockchain is utilized, which really </text:p>
      <text:p text:style-name="P3"/>
      <text:p text:style-name="P3">functions as a record for the board of Bitcoins. Blockchain can </text:p>
      <text:p text:style-name="P3"/>
      <text:p text:style-name="P3">be abused to screen stream of bitcoins among different </text:p>
      <text:p text:style-name="P3"/>
      <text:p text:style-name="P3">exchanges. At the point when information from outer sources is amalgamated </text:p>
      <text:p text:style-name="P3"/>
      <text:p text:style-name="P3">with intimation procured from the Blockchain, it might result to </text:p>
      <text:p text:style-name="P3"/>
      <text:p text:style-name="P3">uncover client's character and profile. In this manner the movement of client </text:p>
      <text:p text:style-name="P3"/>
      <text:p text:style-name="P3">might be followed to a degree to extortion that client. Alongside the </text:p>
      <text:p text:style-name="P3"/>
      <text:p text:style-name="P3">notoriety of Bitcoins the quantity of ill-disposed assaults has too </text:p>
      <text:p text:style-name="P3"/>
      <text:p text:style-name="P3">acquire pace. This load of exercises are intended to abuse namelessness </text:p>
      <text:p text:style-name="P3"/>
      <text:p text:style-name="P3">also, security in Bitcoin. These acivities bring about loss of bitcoins </text:p>
      <text:p text:style-name="P3"><text:soft-page-break/></text:p>
      <text:p text:style-name="P3">what's more, unlawful benefit to aggressors. Here in this paper we attempted to </text:p>
      <text:p text:style-name="P3"/>
      <text:p text:style-name="P3">present investigation of significant assaults like malevolent assault, </text:p>
      <text:p text:style-name="P3"/>
      <text:p text:style-name="P3">more prominent than 52% assaults and square retention assault. Too </text:p>
      <text:p text:style-name="P3"/>
      <text:p text:style-name="P3">this paper expects to introduce examination and upgrades in </text:p>
      <text:p text:style-name="P3"/>
      <text:p text:style-name="P3">Bitcoin's obscurity and protection. </text:p>
      <text:p text:style-name="P3"/>
      <text:p text:style-name="P3">Since its origin in 2009, Bitcoin is buried in debates for giving a safe house to criminal operations. A few kinds of unlawful </text:p>
      <text:p text:style-name="P3"/>
      <text:p text:style-name="P3">clients take cover behind the cover of namelessness. Revealing these substances is key for criminological examinations. Current strategies </text:p>
      <text:p text:style-name="P3"/>
      <text:p text:style-name="P3">use AI for recognizing these unlawful substances. Be that as it may, the current methodologies just spotlight on a restricted </text:p>
      <text:p text:style-name="P3"/>
      <text:p text:style-name="P3">class of unlawful clients. The current paper proposes to resolve the issue by executing a group of choice trees for </text:p>
      <text:p text:style-name="P3"/>
      <text:p text:style-name="P3">administered learning. More boundaries permit the gathering model to pick up separating highlights that can arrange different </text:p>
      <text:p text:style-name="P3"/>
      <text:p text:style-name="P3">gatherings of illegal clients from licit clients. To assess the model, a dataset of 1216 genuine substances on Bitcoin was removed </text:p>
      <text:p text:style-name="P3"/>
      <text:p text:style-name="P3">from the Blockchain. Nine Features were designed to prepare the model for isolating 16 distinctive licit-illegal classes of </text:p>
      <text:p text:style-name="P3"/>
      <text:p text:style-name="P3">clients. The proposed model gave a dependable apparatus to legal investigation. Experimental assessment of the proposed model vis-a- </text:p>
      <text:p text:style-name="P3"/>
      <text:p text:style-name="P3">vis three existing benchmark models was performed to feature its viability. Trials showed that the particularity and </text:p>
      <text:p text:style-name="P3"/>
      <text:p text:style-name="P3">affectability of the proposed model were equivalent to different models. Because of higher boundaries of the group tree model, </text:p>
      <text:p text:style-name="P3"/>
      <text:p text:style-name="P3">the arrangement exactness was 0.91, with 95% CI - 0.8727, 0.9477. This was superior to SVM and Logistic Regression, the </text:p>
      <text:p text:style-name="P3"/>
      <text:p text:style-name="P3">two mainstream models in the writing and practically identical to the Random Forest and XGBOOST model. Central processor and RAM usage </text:p>
      <text:p text:style-name="P3"/>
      <text:p text:style-name="P3">were likewise observed to exhibit the convenience of the proposed work for genuine organization. Slam usage for the </text:p>
      <text:p text:style-name="P3"/>
      <text:p text:style-name="P3">proposed model was higher by 30-45% contrasted with the other three models. Henceforth, the proposed model is asset serious </text:p>
      <text:p text:style-name="P3"><text:soft-page-break/></text:p>
      <text:p text:style-name="P3">as it has higher boundaries than the other three models. Higher boundaries additionally bring about higher precision of predictions.To date, bitcoin has been the best use of blockchain innovation and has gotten significant </text:p>
      <text:p text:style-name="P3"/>
      <text:p text:style-name="P3">consideration from both industry and the scholarly community. Bitcoin is an electronic installment framework dependent on cryptography instead of on </text:p>
      <text:p text:style-name="P3"/>
      <text:p text:style-name="P3">credit. Whether or not individuals are in a similar city or country, bitcoin can be sent by any one individual to some other </text:p>
      <text:p text:style-name="P3"/>
      <text:p text:style-name="P3">individual when they agree. The market worth of bitcoin has been ascending since its appearance in 2009, and its current </text:p>
      <text:p text:style-name="P3"/>
      <text:p text:style-name="P3">market esteem is US160 billion. Since its turn of events, bitcoin itself has uncovered numerous issues and is confronting difficulties </text:p>
      <text:p text:style-name="P3"/>
      <text:p text:style-name="P3">from every one of the areas of society; hence, foes may utilize bitcoin's shortcoming to make extensive benefits. This review </text:p>
      <text:p text:style-name="P3"/>
      <text:p text:style-name="P3">presents an outline and nitty gritty examination of information security and protection in bitcoin framework. We look at the examinations </text:p>
      <text:p text:style-name="P3"/>
      <text:p text:style-name="P3">in the writing/Web in two classes: 1) examinations of the assaults to the security, accessibility, and consistency of bitcoin </text:p>
      <text:p text:style-name="P3"/>
      <text:p text:style-name="P3">information and 2) outlines of the countermeasures for bitcoin information security. In light of the writing/Web, we list and portray </text:p>
      <text:p text:style-name="P3"/>
      <text:p text:style-name="P3">the examination strategies and results for the two classifications. We think about the presentation of these strategies and show the </text:p>
      <text:p text:style-name="P3"/>
      <text:p text:style-name="P3">connection between the presentation and the strategies. Also, we present a few significant open exploration bearings to </text:p>
      <text:p text:style-name="P3"/>
      <text:p text:style-name="P3">distinguish the subsequent investigations in this area.Permissionless blockchain, as a sort of appropriated record, has acquired extensive consideration due to its </text:p>
      <text:p text:style-name="P3"/>
      <text:p text:style-name="P3">receptiveness, straightforwardness, decentralization, and unchanging nature. Presently, permissionless blockchain has shown a </text:p>
      <text:p text:style-name="P3"/>
      <text:p text:style-name="P3">great application prospect in numerous ﬁelds, from the underlying digital money to the Internet of Things (IoT) and </text:p>
      <text:p text:style-name="P3"/>
      <text:p text:style-name="P3">Vehicular Ad-Hoc Networking (VANET), which is considered as the start of revising our advanced infra- </text:p>
      <text:p text:style-name="P3"/>
      <text:p text:style-name="P3">structure. Nonetheless, blockchain goes up against some security chances that frustrate its reasonable applications. However </text:p>
      <text:p text:style-name="P3"/>
      <text:p text:style-name="P3">various overviews looked into the protection safeguarding in blockchain, they neglected to uncover the most recent advances, nor </text:p>
      <text:p text:style-name="P3"><text:soft-page-break/></text:p>
      <text:p text:style-name="P3">have they had the option to lead a uniﬁed standard extensive classiﬁcation of the security insurance of </text:p>
      <text:p text:style-name="P3"/>
      <text:p text:style-name="P3">permissionless blockchain. Subsequently, in this paper, we investigate the speciﬁc attributes of permissionless </text:p>
      <text:p text:style-name="P3"/>
      <text:p text:style-name="P3">blockchain, sum up the potential security dangers, and explore the one of a kind protection prerequisites of square </text:p>
      <text:p text:style-name="P3"/>
      <text:p text:style-name="P3">chain. Existing protection safeguarding innovations are painstakingly overviewed and assessed dependent on our proposed </text:p>
      <text:p text:style-name="P3"/>
      <text:p text:style-name="P3">assessment measures. We ﬁnally ﬁgure out open exploration issues just as future examination headings from the </text:p>
      <text:p text:style-name="P3"/>
      <text:p text:style-name="P3">point of view of security issues.Despite the current advances on exploration and training in online protection and its </text:p>
      <text:p text:style-name="P3"/>
      <text:p text:style-name="P3">applications, the field is as yet under disclosure and new advancements are developing. As of late, </text:p>
      <text:p text:style-name="P3"/>
      <text:p text:style-name="P3">Bitcoin as a digital currency digital application that records all monetary exchanges present on a </text:p>
      <text:p text:style-name="P3"/>
      <text:p text:style-name="P3">blockchain where clients can arrive at a safe and vigorous agreement on exchanges arises as the </text:p>
      <text:p text:style-name="P3"/>
      <text:p text:style-name="P3">most well known distributed electronic installment framework. Digital currencies generally depend on </text:p>
      <text:p text:style-name="P3"/>
      <text:p text:style-name="P3">blockchain, as a protected decentralized add just record to trade advanced monetary standards, and </text:p>
      <text:p text:style-name="P3"/>
      <text:p text:style-name="P3">in this way drawing in a billion-dollar economy. Bitcoin permits input exchanges to interface addresses </text:p>
      <text:p text:style-name="P3"/>
      <text:p text:style-name="P3">what's more, this can be utilized by an enemy to uncover genuine client character. This clearly draws in security </text:p>
      <text:p text:style-name="P3"/>
      <text:p text:style-name="P3">issues like client's data and personality spillage. A few existing methods are found not </text:p>
      <text:p text:style-name="P3"/>
      <text:p text:style-name="P3">agreeable to satisfy reasonable and viable secrecy prerequisites for clients and their </text:p>
      <text:p text:style-name="P3"/>
      <text:p text:style-name="P3">exchange. We present in this paper, a safe protection conservation conspire dependent on bilinear </text:p>
      <text:p text:style-name="P3"/>
      <text:p text:style-name="P3">matching and other cryptographic natives. We demonstrated that our proposed conspire is powerful and </text:p>
      <text:p text:style-name="P3"/>
      <text:p text:style-name="P3">can be executed to save clients and exchan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09:52:13.741288302</meta:creation-date>
    <meta:generator>LibreOffice/6.4.7.2$Linux_X86_64 LibreOffice_project/40$Build-2</meta:generator>
    <dc:date>2021-06-29T16:34:28.748464039</dc:date>
    <meta:editing-duration>PT9M26S</meta:editing-duration>
    <meta:editing-cycles>4</meta:editing-cycles>
    <meta:document-statistic meta:table-count="0" meta:image-count="0" meta:object-count="0" meta:page-count="11" meta:paragraph-count="252" meta:word-count="3001" meta:character-count="20469" meta:non-whitespace-character-count="17467"/>
  </office:meta>
</office:document-meta>
</file>